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fo:font-weight="bold" style:font-name-asian="MicrosoftSansSerif" style:font-size-asian="10.5pt" style:font-weight-asian="bold" style:font-name-complex="MicrosoftSansSerif" style:font-size-complex="10.5pt" style:font-weight-complex="bold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fo:font-weight="normal" style:font-name-asian="MicrosoftSansSerif" style:font-size-asian="10.5pt" style:font-weight-asian="normal" style:font-name-complex="MicrosoftSansSerif" style:font-size-complex="10.5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cho’s For a Crowd</text:p>
      <text:p text:style-name="P2"/>
      <text:p text:style-name="P2">3 c dry pinto beans</text:p>
      <text:p text:style-name="P2">12 c water</text:p>
      <text:p text:style-name="P2">1 T salt</text:p>
      <text:p text:style-name="P2">1 lb. hamburger</text:p>
      <text:p text:style-name="P2">1 ½ c salsa</text:p>
      <text:p text:style-name="P2">2 c sour cream</text:p>
      <text:p text:style-name="P2">¼ c taco seasoning</text:p>
      <text:p text:style-name="P2">cheese, as desired</text:p>
      <text:p text:style-name="P2">1 can olives. sliced</text:p>
      <text:p text:style-name="P2">fresh tomatoes, as desired, chopped</text:p>
      <text:p text:style-name="P2">green onions, sliced</text:p>
      <text:p text:style-name="P2"/>
      <text:p text:style-name="P2">Start this meal in the afternoon. In a large stock pot add the beans, water and salt. Bring to a boil,</text:p>
      <text:p text:style-name="P2">reduce heat and simmer for 2 ½ to 3 hours or until beans are soft and cooked. Set pot of beans</text:p>
      <text:p text:style-name="P2">aside.</text:p>
      <text:p text:style-name="P2"/>
      <text:p text:style-name="P2">At dinner time… cook up hamburger in a large frying pan until done, drain any grease if</text:p>
      <text:p text:style-name="P2">necessary. Add salsa and mix. Now take a slotted spoon and begin scooping out the beans and</text:p>
      <text:p text:style-name="P2">adding them to the hamburger. You want to have the beans a little bit soupy when you add</text:p>
      <text:p text:style-name="P2">them. As you add the beans mix and smash some of them. Dump this bean/hamburger mixture into</text:p>
      <text:p text:style-name="P2">an 11x15 pan.</text:p>
      <text:p text:style-name="P2"/>
      <text:p text:style-name="P2">In a small bowl mix the sour cream and taco seasoning together. Spread this over the top of the</text:p>
      <text:p text:style-name="P2">bean/hamburger mixture.</text:p>
      <text:p text:style-name="P2"/>
      <text:p text:style-name="P2">Sprinkle as much (or as little) cheese as you desire over the top of the sour cream.</text:p>
      <text:p text:style-name="P2"/>
      <text:p text:style-name="P2">Now sprinkle the olives, tomatoes and green onions on top of the cheese. Bake at 400 degrees for</text:p>
      <text:p text:style-name="P2">about 20 minutes or things are melted and bubbly.</text:p>
      <text:p text:style-name="P2"/>
      <text:p text:style-name="P2">Serve this with tortilla chips for dipping and big green salad!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6:48.65</meta:creation-date>
    <dc:date>2017-05-06T11:50:37.75</dc:date>
    <dc:creator>Crystal Miller</dc:creator>
    <meta:editing-duration>PT16H3M49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26" meta:word-count="236" meta:character-count="1190"/>
  </office:meta>
</office:document-meta>
</file>